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cc_conf_mean</text:p>
          </table:table-cell>
          <table:table-cell office:value-type="string" calcext:value-type="string">
            <text:p>ccc_conf_low</text:p>
          </table:table-cell>
          <table:table-cell office:value-type="string" calcext:value-type="string">
            <text:p>ccc_conf_high</text:p>
          </table:table-cell>
          <table:table-cell table:style-name="Default" office:value-type="string" calcext:value-type="string">
            <text:p>lower_bound_larger_nu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pearson_cc-test</text:p>
          </table:table-cell>
          <table:table-cell office:value-type="string" calcext:value-type="string">
            <text:p>concordance_cc-test</text:p>
          </table:table-cell>
          <table:table-cell office:value-type="string" calcext:value-type="string">
            <text:p>mean_squared_error-test</text:p>
          </table:table-cell>
          <table:table-cell office:value-type="string" calcext:value-type="string">
            <text:p>mean_absolute_error-test</text:p>
          </table:table-cell>
          <table:table-cell office:value-type="string" calcext:value-type="string">
            <text:p>pearson_cc-train</text:p>
          </table:table-cell>
          <table:table-cell office:value-type="string" calcext:value-type="string">
            <text:p>concordance_cc-train</text:p>
          </table:table-cell>
          <table:table-cell office:value-type="string" calcext:value-type="string">
            <text:p>mean_squared_error-train</text:p>
          </table:table-cell>
          <table:table-cell office:value-type="string" calcext:value-type="string">
            <text:p>mean_absolute_error-train</text:p>
          </table:table-cell>
          <table:table-cell office:value-type="string" calcext:value-type="string">
            <text:p>pearson_cc-max_vote</text:p>
          </table:table-cell>
          <table:table-cell office:value-type="string" calcext:value-type="string">
            <text:p>concordance_cc-max_vote</text:p>
          </table:table-cell>
          <table:table-cell office:value-type="string" calcext:value-type="string">
            <text:p>mean_squared_error-max_vote</text:p>
          </table:table-cell>
          <table:table-cell office:value-type="string" calcext:value-type="string">
            <text:p>mean_absolute_error-max_vote</text:p>
          </table:table-cell>
          <table:table-cell office:value-type="string" calcext:value-type="string">
            <text:p>pearson_cc-test-agg-average</text:p>
          </table:table-cell>
          <table:table-cell office:value-type="string" calcext:value-type="string">
            <text:p>concordance_cc-test-agg-average</text:p>
          </table:table-cell>
          <table:table-cell office:value-type="string" calcext:value-type="string">
            <text:p>mean_squared_error-test-agg-average</text:p>
          </table:table-cell>
          <table:table-cell office:value-type="string" calcext:value-type="string">
            <text:p>mean_absolute_error-test-agg-average</text:p>
          </table:table-cell>
          <table:table-cell office:value-type="string" calcext:value-type="string">
            <text:p>pearson_cc-test-agg-median</text:p>
          </table:table-cell>
          <table:table-cell office:value-type="string" calcext:value-type="string">
            <text:p>concordance_cc-test-agg-median</text:p>
          </table:table-cell>
          <table:table-cell office:value-type="string" calcext:value-type="string">
            <text:p>mean_squared_error-test-agg-median</text:p>
          </table:table-cell>
          <table:table-cell office:value-type="string" calcext:value-type="string">
            <text:p>mean_absolute_error-test-agg-median</text:p>
          </table:table-cell>
          <table:table-cell office:value-type="string" calcext:value-type="string">
            <text:p>pearson_cc-train-agg-average</text:p>
          </table:table-cell>
          <table:table-cell office:value-type="string" calcext:value-type="string">
            <text:p>concordance_cc-train-agg-average</text:p>
          </table:table-cell>
          <table:table-cell office:value-type="string" calcext:value-type="string">
            <text:p>mean_squared_error-train-agg-average</text:p>
          </table:table-cell>
          <table:table-cell office:value-type="string" calcext:value-type="string">
            <text:p>mean_absolute_error-train-agg-average</text:p>
          </table:table-cell>
          <table:table-cell office:value-type="string" calcext:value-type="string">
            <text:p>pearson_cc-train-agg-median</text:p>
          </table:table-cell>
          <table:table-cell office:value-type="string" calcext:value-type="string">
            <text:p>concordance_cc-train-agg-median</text:p>
          </table:table-cell>
          <table:table-cell office:value-type="string" calcext:value-type="string">
            <text:p>mean_squared_error-train-agg-median</text:p>
          </table:table-cell>
          <table:table-cell office:value-type="string" calcext:value-type="string">
            <text:p>mean_absolute_error-train-agg-median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outer_cv_loso_fixed-continuous-surveys_all</text:p>
          </table:table-cell>
          <table:table-cell office:value-type="string" calcext:value-type="string">
            <text:p>who_5_percentage_score_corrected</text:p>
          </table:table-cell>
          <table:table-cell office:value-type="float" office:value="0.354083411721865" calcext:value-type="float">
            <text:p>0.354083411721865</text:p>
          </table:table-cell>
          <table:table-cell office:value-type="float" office:value="0.0276639090172426" calcext:value-type="float">
            <text:p>0.027663909017243</text:p>
          </table:table-cell>
          <table:table-cell office:value-type="float" office:value="0.567943448133166" calcext:value-type="float">
            <text:p>0.5679434481331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eGeMAPSv02</text:p>
          </table:table-cell>
          <table:table-cell table:number-columns-repeated="2"/>
          <table:table-cell office:value-type="float" office:value="0.0258076923778623" calcext:value-type="float">
            <text:p>0.025807692377862</text:p>
          </table:table-cell>
          <table:table-cell office:value-type="float" office:value="0.133633886840698" calcext:value-type="float">
            <text:p>0.133633886840698</text:p>
          </table:table-cell>
          <table:table-cell office:value-type="float" office:value="0.802353934510578" calcext:value-type="float">
            <text:p>0.802353934510578</text:p>
          </table:table-cell>
          <table:table-cell office:value-type="float" office:value="0.782816895609512" calcext:value-type="float">
            <text:p>0.782816895609512</text:p>
          </table:table-cell>
          <table:table-cell office:value-type="float" office:value="0.0084827853025014" calcext:value-type="float">
            <text:p>0.008482785302501</text:p>
          </table:table-cell>
          <table:table-cell office:value-type="float" office:value="0.0776036100703788" calcext:value-type="float">
            <text:p>0.077603610070379</text:p>
          </table:table-cell>
          <table:table-cell office:value-type="float" office:value="0.338159171887679" calcext:value-type="float">
            <text:p>0.338159171887679</text:p>
          </table:table-cell>
          <table:table-cell office:value-type="float" office:value="0.325523232012778" calcext:value-type="float">
            <text:p>0.325523232012778</text:p>
          </table:table-cell>
          <table:table-cell office:value-type="float" office:value="0.0260181180798513" calcext:value-type="float">
            <text:p>0.026018118079851</text:p>
          </table:table-cell>
          <table:table-cell office:value-type="float" office:value="0.129073808628838" calcext:value-type="float">
            <text:p>0.129073808628838</text:p>
          </table:table-cell>
          <table:table-cell office:value-type="float" office:value="0.38459375718821" calcext:value-type="float">
            <text:p>0.38459375718821</text:p>
          </table:table-cell>
          <table:table-cell office:value-type="float" office:value="0.363824489072055" calcext:value-type="float">
            <text:p>0.363824489072055</text:p>
          </table:table-cell>
          <table:table-cell office:value-type="float" office:value="0.0235637561424836" calcext:value-type="float">
            <text:p>0.023563756142484</text:p>
          </table:table-cell>
          <table:table-cell office:value-type="float" office:value="0.123234732517375" calcext:value-type="float">
            <text:p>0.123234732517375</text:p>
          </table:table-cell>
          <table:table-cell office:value-type="float" office:value="0.389439579446368" calcext:value-type="float">
            <text:p>0.389439579446368</text:p>
          </table:table-cell>
          <table:table-cell office:value-type="float" office:value="0.368541316322727" calcext:value-type="float">
            <text:p>0.368541316322727</text:p>
          </table:table-cell>
          <table:table-cell office:value-type="float" office:value="0.0234030628849461" calcext:value-type="float">
            <text:p>0.023403062884946</text:p>
          </table:table-cell>
          <table:table-cell office:value-type="float" office:value="0.122992386003664" calcext:value-type="float">
            <text:p>0.122992386003664</text:p>
          </table:table-cell>
          <table:table-cell office:value-type="float" office:value="0.8152004144126" calcext:value-type="float">
            <text:p>0.8152004144126</text:p>
          </table:table-cell>
          <table:table-cell office:value-type="float" office:value="0.790248084154725" calcext:value-type="float">
            <text:p>0.790248084154725</text:p>
          </table:table-cell>
          <table:table-cell office:value-type="float" office:value="0.0082717972474134" calcext:value-type="float">
            <text:p>0.008271797247413</text:p>
          </table:table-cell>
          <table:table-cell office:value-type="float" office:value="0.0750729852385673" calcext:value-type="float">
            <text:p>0.075072985238567</text:p>
          </table:table-cell>
          <table:table-cell office:value-type="float" office:value="0.808069689395645" calcext:value-type="float">
            <text:p>0.808069689395645</text:p>
          </table:table-cell>
          <table:table-cell office:value-type="float" office:value="0.783139465399462" calcext:value-type="float">
            <text:p>0.783139465399462</text:p>
          </table:table-cell>
          <table:table-cell office:value-type="float" office:value="0.0085419569529778" calcext:value-type="float">
            <text:p>0.008541956952978</text:p>
          </table:table-cell>
          <table:table-cell office:value-type="float" office:value="0.0767424497011425" calcext:value-type="float">
            <text:p>0.076742449701143</text:p>
          </table:table-cell>
          <table:table-cell office:value-type="string" calcext:value-type="string">
            <text:p>/who_5_percentage_score_corrected/raw_0_100-normalized_0_1/speechtasks-nilago-happy/cohort-all/filter-snr_tuckey_cutoff_7-clipped_default/denoising-facebook_denoiser-master64-converted_int16_dithering-loudness_normalization-no_loudness_normalization/devaice_vad-min_segment_length-0.76-max_segment_length-6.0-segment_start_delay-0.15-segment_end_delay-0.25/eGeMAPSv02/fixed_test_speakers/type-no_feature_selection/sklearn_standard_scaler/personalisation-none/loso/no_inner_cv/no_inner_cv/SVR-default-linear-c_0.1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-noisy</text:p>
          </table:table-cell>
          <table:table-cell office:value-type="string" calcext:value-type="string">
            <text:p>who_5_percentage_score_corrected</text:p>
          </table:table-cell>
          <table:table-cell office:value-type="float" office:value="0.361475165359148" calcext:value-type="float">
            <text:p>0.361475165359148</text:p>
          </table:table-cell>
          <table:table-cell office:value-type="float" office:value="0.0314399737264308" calcext:value-type="float">
            <text:p>0.031439973726431</text:p>
          </table:table-cell>
          <table:table-cell office:value-type="float" office:value="0.514476327764817" calcext:value-type="float">
            <text:p>0.5144763277648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eGeMAPSv02</text:p>
          </table:table-cell>
          <table:table-cell table:number-columns-repeated="2"/>
          <table:table-cell office:value-type="float" office:value="0.0198394060572921" calcext:value-type="float">
            <text:p>0.019839406057292</text:p>
          </table:table-cell>
          <table:table-cell office:value-type="float" office:value="0.116789247065817" calcext:value-type="float">
            <text:p>0.116789247065817</text:p>
          </table:table-cell>
          <table:table-cell office:value-type="float" office:value="0.88718434771523" calcext:value-type="float">
            <text:p>0.88718434771523</text:p>
          </table:table-cell>
          <table:table-cell office:value-type="float" office:value="0.83030166338879" calcext:value-type="float">
            <text:p>0.83030166338879</text:p>
          </table:table-cell>
          <table:table-cell office:value-type="float" office:value="0.0056827243193258" calcext:value-type="float">
            <text:p>0.005682724319326</text:p>
          </table:table-cell>
          <table:table-cell office:value-type="float" office:value="0.0686369599035016" calcext:value-type="float">
            <text:p>0.068636959903502</text:p>
          </table:table-cell>
          <table:table-cell office:value-type="float" office:value="0.442273003516985" calcext:value-type="float">
            <text:p>0.442273003516985</text:p>
          </table:table-cell>
          <table:table-cell office:value-type="float" office:value="0.352034933616331" calcext:value-type="float">
            <text:p>0.352034933616331</text:p>
          </table:table-cell>
          <table:table-cell office:value-type="float" office:value="0.0192119101485233" calcext:value-type="float">
            <text:p>0.019211910148523</text:p>
          </table:table-cell>
          <table:table-cell office:value-type="float" office:value="0.114817372177756" calcext:value-type="float">
            <text:p>0.114817372177756</text:p>
          </table:table-cell>
          <table:table-cell office:value-type="float" office:value="0.452285276722711" calcext:value-type="float">
            <text:p>0.452285276722711</text:p>
          </table:table-cell>
          <table:table-cell office:value-type="float" office:value="0.350369472049044" calcext:value-type="float">
            <text:p>0.350369472049044</text:p>
          </table:table-cell>
          <table:table-cell office:value-type="float" office:value="0.0189167076955388" calcext:value-type="float">
            <text:p>0.018916707695539</text:p>
          </table:table-cell>
          <table:table-cell office:value-type="float" office:value="0.115000643646757" calcext:value-type="float">
            <text:p>0.115000643646757</text:p>
          </table:table-cell>
          <table:table-cell office:value-type="float" office:value="0.452514349144061" calcext:value-type="float">
            <text:p>0.452514349144061</text:p>
          </table:table-cell>
          <table:table-cell office:value-type="float" office:value="0.35030350671891" calcext:value-type="float">
            <text:p>0.35030350671891</text:p>
          </table:table-cell>
          <table:table-cell office:value-type="float" office:value="0.0189154245641646" calcext:value-type="float">
            <text:p>0.018915424564165</text:p>
          </table:table-cell>
          <table:table-cell office:value-type="float" office:value="0.114891655900541" calcext:value-type="float">
            <text:p>0.114891655900541</text:p>
          </table:table-cell>
          <table:table-cell office:value-type="float" office:value="0.896904788910336" calcext:value-type="float">
            <text:p>0.896904788910336</text:p>
          </table:table-cell>
          <table:table-cell office:value-type="float" office:value="0.843099432095737" calcext:value-type="float">
            <text:p>0.843099432095737</text:p>
          </table:table-cell>
          <table:table-cell office:value-type="float" office:value="0.0055324890286229" calcext:value-type="float">
            <text:p>0.005532489028623</text:p>
          </table:table-cell>
          <table:table-cell office:value-type="float" office:value="0.0679850490305668" calcext:value-type="float">
            <text:p>0.067985049030567</text:p>
          </table:table-cell>
          <table:table-cell office:value-type="float" office:value="0.892273694734812" calcext:value-type="float">
            <text:p>0.892273694734812</text:p>
          </table:table-cell>
          <table:table-cell office:value-type="float" office:value="0.838538956019955" calcext:value-type="float">
            <text:p>0.838538956019955</text:p>
          </table:table-cell>
          <table:table-cell office:value-type="float" office:value="0.0056868088265043" calcext:value-type="float">
            <text:p>0.005686808826504</text:p>
          </table:table-cell>
          <table:table-cell office:value-type="float" office:value="0.0688229039433725" calcext:value-type="float">
            <text:p>0.068822903943373</text:p>
          </table:table-cell>
          <table:table-cell office:value-type="string" calcext:value-type="string">
            <text:p>/who_5_percentage_score_corrected/raw_0_100-normalized_0_1/speechtasks-nilago-happy/cohort-all/filter-no_audio_quality_blacklist/denoising-no_denoising-loudness_normalization-no_loudness_normalization/devaice_vad-min_segment_length-0.76-max_segment_length-6.0-segment_start_delay-0.15-segment_end_delay-0.25/eGeMAPSv02/fixed_test_speakers/type-no_feature_selection/sklearn_standard_scaler/personalisation-none/loso/no_inner_cv/no_inner_cv/SVR-default-c_3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</text:p>
          </table:table-cell>
          <table:table-cell office:value-type="string" calcext:value-type="string">
            <text:p>pss_10_total_score</text:p>
          </table:table-cell>
          <table:table-cell office:value-type="float" office:value="0.162777548668453" calcext:value-type="float">
            <text:p>0.162777548668453</text:p>
          </table:table-cell>
          <table:table-cell office:value-type="float" office:value="-0.160369406239819" calcext:value-type="float">
            <text:p>-0.160369406239819</text:p>
          </table:table-cell>
          <table:table-cell office:value-type="float" office:value="0.336581703025184" calcext:value-type="float">
            <text:p>0.3365817030251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echtasks-nilago-neutral</text:p>
          </table:table-cell>
          <table:table-cell office:value-type="string" calcext:value-type="string">
            <text:p>wav2vec2-variant-wav2vec2-large-robust-ft-libri-960h-num_hidden_layers-0</text:p>
          </table:table-cell>
          <table:table-cell table:number-columns-repeated="2"/>
          <table:table-cell office:value-type="float" office:value="0.0307046720152473" calcext:value-type="float">
            <text:p>0.030704672015247</text:p>
          </table:table-cell>
          <table:table-cell office:value-type="float" office:value="0.141387150862347" calcext:value-type="float">
            <text:p>0.141387150862347</text:p>
          </table:table-cell>
          <table:table-cell office:value-type="float" office:value="0.99999999998282" calcext:value-type="float">
            <text:p>0.99999999998282</text:p>
          </table:table-cell>
          <table:table-cell office:value-type="float" office:value="0.999999999982767" calcext:value-type="float">
            <text:p>0.999999999982767</text:p>
          </table:table-cell>
          <table:table-cell office:value-type="float" office:value="0.000000000000606612214128765" calcext:value-type="float">
            <text:p>6.06612214128765E-13</text:p>
          </table:table-cell>
          <table:table-cell office:value-type="float" office:value="0.000000532340204553608" calcext:value-type="float">
            <text:p>5.32340204553608E-07</text:p>
          </table:table-cell>
          <table:table-cell office:value-type="float" office:value="0.166709720721115" calcext:value-type="float">
            <text:p>0.166709720721115</text:p>
          </table:table-cell>
          <table:table-cell office:value-type="float" office:value="0.165634553185771" calcext:value-type="float">
            <text:p>0.165634553185771</text:p>
          </table:table-cell>
          <table:table-cell office:value-type="float" office:value="0.036128711122842" calcext:value-type="float">
            <text:p>0.036128711122842</text:p>
          </table:table-cell>
          <table:table-cell office:value-type="float" office:value="0.150772286750949" calcext:value-type="float">
            <text:p>0.150772286750949</text:p>
          </table:table-cell>
          <table:table-cell office:value-type="float" office:value="0.175050025804668" calcext:value-type="float">
            <text:p>0.175050025804668</text:p>
          </table:table-cell>
          <table:table-cell office:value-type="float" office:value="0.172311215981192" calcext:value-type="float">
            <text:p>0.172311215981192</text:p>
          </table:table-cell>
          <table:table-cell office:value-type="float" office:value="0.0290302802429155" calcext:value-type="float">
            <text:p>0.029030280242916</text:p>
          </table:table-cell>
          <table:table-cell office:value-type="float" office:value="0.140269113063382" calcext:value-type="float">
            <text:p>0.140269113063382</text:p>
          </table:table-cell>
          <table:table-cell office:value-type="float" office:value="0.179340612758387" calcext:value-type="float">
            <text:p>0.179340612758387</text:p>
          </table:table-cell>
          <table:table-cell office:value-type="float" office:value="0.176238227097219" calcext:value-type="float">
            <text:p>0.176238227097219</text:p>
          </table:table-cell>
          <table:table-cell office:value-type="float" office:value="0.0286369855069754" calcext:value-type="float">
            <text:p>0.028636985506975</text:p>
          </table:table-cell>
          <table:table-cell office:value-type="float" office:value="0.13980718112479" calcext:value-type="float">
            <text:p>0.13980718112479</text:p>
          </table:table-cell>
          <table:table-cell office:value-type="float" office:value="0.999999999999505" calcext:value-type="float">
            <text:p>0.999999999999505</text:p>
          </table:table-cell>
          <table:table-cell office:value-type="float" office:value="0.999999999999501" calcext:value-type="float">
            <text:p>0.999999999999501</text:p>
          </table:table-cell>
          <table:table-cell office:value-type="float" office:value="0.000000000000020201116420991" calcext:value-type="float">
            <text:p>2.0201116420991E-14</text:p>
          </table:table-cell>
          <table:table-cell office:value-type="float" office:value="0.000000109115185646217" calcext:value-type="float">
            <text:p>1.09115185646217E-07</text:p>
          </table:table-cell>
          <table:table-cell office:value-type="float" office:value="0.999999999999722" calcext:value-type="float">
            <text:p>0.999999999999722</text:p>
          </table:table-cell>
          <table:table-cell office:value-type="float" office:value="0.999999999999716" calcext:value-type="float">
            <text:p>0.999999999999716</text:p>
          </table:table-cell>
          <table:table-cell office:value-type="float" office:value="0.000000000000011466703655138" calcext:value-type="float">
            <text:p>1.1466703655138E-14</text:p>
          </table:table-cell>
          <table:table-cell office:value-type="float" office:value="0.0000000836041111230525" calcext:value-type="float">
            <text:p>8.36041111230525E-08</text:p>
          </table:table-cell>
          <table:table-cell office:value-type="string" calcext:value-type="string">
            <text:p>/pss_10_total_score/raw_0_40-normalized_0_1/speechtasks-nilago-neutral/cohort-all/filter-snr_tuckey_cutoff_7-clipped_default/denoising-facebook_denoiser-master64-converted_int16_dithering-loudness_normalization-no_loudness_normalization/devaice_vad-min_segment_length-0.76-max_segment_length-6.0-segment_start_delay-0.15-segment_end_delay-0.25/wav2vec2-variant-wav2vec2-large-robust-ft-libri-960h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-noisy</text:p>
          </table:table-cell>
          <table:table-cell office:value-type="string" calcext:value-type="string">
            <text:p>pss_10_total_score</text:p>
          </table:table-cell>
          <table:table-cell office:value-type="float" office:value="0.117312046296335" calcext:value-type="float">
            <text:p>0.117312046296335</text:p>
          </table:table-cell>
          <table:table-cell office:value-type="float" office:value="0.0205787225987409" calcext:value-type="float">
            <text:p>0.020578722598741</text:p>
          </table:table-cell>
          <table:table-cell office:value-type="float" office:value="0.236164604076764" calcext:value-type="float">
            <text:p>0.2361646040767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spontaneous-work_tasks</text:p>
          </table:table-cell>
          <table:table-cell office:value-type="string" calcext:value-type="string">
            <text:p>wav2vec2-variant-wav2vec2-large-robust-12-ft-emotion-msp-dim-num_hidden_layers-0</text:p>
          </table:table-cell>
          <table:table-cell table:number-columns-repeated="2"/>
          <table:table-cell office:value-type="float" office:value="0.0464997807405073" calcext:value-type="float">
            <text:p>0.046499780740507</text:p>
          </table:table-cell>
          <table:table-cell office:value-type="float" office:value="0.175781738934445" calcext:value-type="float">
            <text:p>0.175781738934445</text:p>
          </table:table-cell>
          <table:table-cell office:value-type="float" office:value="0.976805499848683" calcext:value-type="float">
            <text:p>0.976805499848683</text:p>
          </table:table-cell>
          <table:table-cell office:value-type="float" office:value="0.976522739993447" calcext:value-type="float">
            <text:p>0.976522739993447</text:p>
          </table:table-cell>
          <table:table-cell office:value-type="float" office:value="0.0008944517913765" calcext:value-type="float">
            <text:p>0.000894451791377</text:p>
          </table:table-cell>
          <table:table-cell office:value-type="float" office:value="0.0235012477863379" calcext:value-type="float">
            <text:p>0.023501247786338</text:p>
          </table:table-cell>
          <table:table-cell office:value-type="float" office:value="0.224340568805612" calcext:value-type="float">
            <text:p>0.224340568805612</text:p>
          </table:table-cell>
          <table:table-cell office:value-type="float" office:value="0.208004757461658" calcext:value-type="float">
            <text:p>0.208004757461658</text:p>
          </table:table-cell>
          <table:table-cell office:value-type="float" office:value="0.0491539273169695" calcext:value-type="float">
            <text:p>0.04915392731697</text:p>
          </table:table-cell>
          <table:table-cell office:value-type="float" office:value="0.168406518676451" calcext:value-type="float">
            <text:p>0.168406518676451</text:p>
          </table:table-cell>
          <table:table-cell office:value-type="float" office:value="0.268464586136819" calcext:value-type="float">
            <text:p>0.268464586136819</text:p>
          </table:table-cell>
          <table:table-cell office:value-type="float" office:value="0.250922830362185" calcext:value-type="float">
            <text:p>0.250922830362185</text:p>
          </table:table-cell>
          <table:table-cell office:value-type="float" office:value="0.0259691739697005" calcext:value-type="float">
            <text:p>0.025969173969701</text:p>
          </table:table-cell>
          <table:table-cell office:value-type="float" office:value="0.129603140763938" calcext:value-type="float">
            <text:p>0.129603140763938</text:p>
          </table:table-cell>
          <table:table-cell office:value-type="float" office:value="0.239718100513925" calcext:value-type="float">
            <text:p>0.239718100513925</text:p>
          </table:table-cell>
          <table:table-cell office:value-type="float" office:value="0.225230515983907" calcext:value-type="float">
            <text:p>0.225230515983907</text:p>
          </table:table-cell>
          <table:table-cell office:value-type="float" office:value="0.0283284604151221" calcext:value-type="float">
            <text:p>0.028328460415122</text:p>
          </table:table-cell>
          <table:table-cell office:value-type="float" office:value="0.136889160727816" calcext:value-type="float">
            <text:p>0.136889160727816</text:p>
          </table:table-cell>
          <table:table-cell office:value-type="float" office:value="0.992968503063585" calcext:value-type="float">
            <text:p>0.992968503063585</text:p>
          </table:table-cell>
          <table:table-cell office:value-type="float" office:value="0.99194539751401" calcext:value-type="float">
            <text:p>0.99194539751401</text:p>
          </table:table-cell>
          <table:table-cell office:value-type="float" office:value="0.0003043259414798" calcext:value-type="float">
            <text:p>0.00030432594148</text:p>
          </table:table-cell>
          <table:table-cell office:value-type="float" office:value="0.0134522928816399" calcext:value-type="float">
            <text:p>0.01345229288164</text:p>
          </table:table-cell>
          <table:table-cell office:value-type="float" office:value="0.992340782229169" calcext:value-type="float">
            <text:p>0.992340782229169</text:p>
          </table:table-cell>
          <table:table-cell office:value-type="float" office:value="0.991275506760923" calcext:value-type="float">
            <text:p>0.991275506760923</text:p>
          </table:table-cell>
          <table:table-cell office:value-type="float" office:value="0.0003293464415483" calcext:value-type="float">
            <text:p>0.000329346441548</text:p>
          </table:table-cell>
          <table:table-cell office:value-type="float" office:value="0.013628699385694" calcext:value-type="float">
            <text:p>0.013628699385694</text:p>
          </table:table-cell>
          <table:table-cell office:value-type="string" calcext:value-type="string">
            <text:p>/pss_10_total_score/raw_0_40-normalized_0_1/speechtasks-spontaneous-work_tasks/cohort-all/filter-no_audio_quality_blacklist/denoising-no_denoising-loudness_normalization-no_loudness_normalization/devaice_vad-min_segment_length-0.76-max_segment_length-6.0-segment_start_delay-0.15-segment_end_delay-0.25/wav2vec2-variant-wav2vec2-large-robust-12-ft-emotion-msp-dim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</text:p>
          </table:table-cell>
          <table:table-cell office:value-type="string" calcext:value-type="string">
            <text:p>phq_8_total_score</text:p>
          </table:table-cell>
          <table:table-cell office:value-type="float" office:value="0.194951200159066" calcext:value-type="float">
            <text:p>0.194951200159066</text:p>
          </table:table-cell>
          <table:table-cell office:value-type="float" office:value="-0.0370364045054453" calcext:value-type="float">
            <text:p>-0.037036404505445</text:p>
          </table:table-cell>
          <table:table-cell office:value-type="float" office:value="0.383239596553837" calcext:value-type="float">
            <text:p>0.3832395965538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wav2vec2-variant-wav2vec2-large-robust-ft-libri-960h-num_hidden_layers-0</text:p>
          </table:table-cell>
          <table:table-cell table:number-columns-repeated="2"/>
          <table:table-cell office:value-type="float" office:value="0.031299414480451" calcext:value-type="float">
            <text:p>0.031299414480451</text:p>
          </table:table-cell>
          <table:table-cell office:value-type="float" office:value="0.142139141829729" calcext:value-type="float">
            <text:p>0.142139141829729</text:p>
          </table:table-cell>
          <table:table-cell office:value-type="float" office:value="0.999999999935687" calcext:value-type="float">
            <text:p>0.999999999935687</text:p>
          </table:table-cell>
          <table:table-cell office:value-type="float" office:value="0.999999999935461" calcext:value-type="float">
            <text:p>0.999999999935461</text:p>
          </table:table-cell>
          <table:table-cell office:value-type="float" office:value="0.00000000000281292434360425" calcext:value-type="float">
            <text:p>2.81292434360425E-12</text:p>
          </table:table-cell>
          <table:table-cell office:value-type="float" office:value="0.00000120274916289811" calcext:value-type="float">
            <text:p>1.20274916289811E-06</text:p>
          </table:table-cell>
          <table:table-cell office:value-type="float" office:value="0.186209949197964" calcext:value-type="float">
            <text:p>0.186209949197964</text:p>
          </table:table-cell>
          <table:table-cell office:value-type="float" office:value="0.17770767826394" calcext:value-type="float">
            <text:p>0.17770767826394</text:p>
          </table:table-cell>
          <table:table-cell office:value-type="float" office:value="0.0274591743584979" calcext:value-type="float">
            <text:p>0.027459174358498</text:p>
          </table:table-cell>
          <table:table-cell office:value-type="float" office:value="0.132261736754013" calcext:value-type="float">
            <text:p>0.132261736754013</text:p>
          </table:table-cell>
          <table:table-cell office:value-type="float" office:value="0.18142787390827" calcext:value-type="float">
            <text:p>0.18142787390827</text:p>
          </table:table-cell>
          <table:table-cell office:value-type="float" office:value="0.171449907690347" calcext:value-type="float">
            <text:p>0.171449907690347</text:p>
          </table:table-cell>
          <table:table-cell office:value-type="float" office:value="0.0273991223816986" calcext:value-type="float">
            <text:p>0.027399122381699</text:p>
          </table:table-cell>
          <table:table-cell office:value-type="float" office:value="0.133144852774802" calcext:value-type="float">
            <text:p>0.133144852774802</text:p>
          </table:table-cell>
          <table:table-cell office:value-type="float" office:value="0.185518342092419" calcext:value-type="float">
            <text:p>0.185518342092419</text:p>
          </table:table-cell>
          <table:table-cell office:value-type="float" office:value="0.175101116489029" calcext:value-type="float">
            <text:p>0.175101116489029</text:p>
          </table:table-cell>
          <table:table-cell office:value-type="float" office:value="0.027138973059873" calcext:value-type="float">
            <text:p>0.027138973059873</text:p>
          </table:table-cell>
          <table:table-cell office:value-type="float" office:value="0.132149075074538" calcext:value-type="float">
            <text:p>0.132149075074538</text:p>
          </table:table-cell>
          <table:table-cell office:value-type="float" office:value="0.999999999997618" calcext:value-type="float">
            <text:p>0.999999999997618</text:p>
          </table:table-cell>
          <table:table-cell office:value-type="float" office:value="0.999999999997602" calcext:value-type="float">
            <text:p>0.999999999997602</text:p>
          </table:table-cell>
          <table:table-cell office:value-type="float" office:value="0.000000000000103951196296562" calcext:value-type="float">
            <text:p>1.03951196296562E-13</text:p>
          </table:table-cell>
          <table:table-cell office:value-type="float" office:value="0.000000251458832756727" calcext:value-type="float">
            <text:p>2.51458832756727E-07</text:p>
          </table:table-cell>
          <table:table-cell office:value-type="float" office:value="0.999999999998376" calcext:value-type="float">
            <text:p>0.999999999998376</text:p>
          </table:table-cell>
          <table:table-cell office:value-type="float" office:value="0.999999999998358" calcext:value-type="float">
            <text:p>0.999999999998358</text:p>
          </table:table-cell>
          <table:table-cell office:value-type="float" office:value="0.0000000000000712028096337728" calcext:value-type="float">
            <text:p>7.12028096337728E-14</text:p>
          </table:table-cell>
          <table:table-cell office:value-type="float" office:value="0.000000204112547547821" calcext:value-type="float">
            <text:p>2.04112547547821E-07</text:p>
          </table:table-cell>
          <table:table-cell office:value-type="string" calcext:value-type="string">
            <text:p>/phq_8_total_score/raw_0_24-normalized_0_1/speechtasks-nilago-happy/cohort-all/filter-snr_tuckey_cutoff_7-clipped_default/denoising-facebook_denoiser-master64-converted_int16_dithering-loudness_normalization-no_loudness_normalization/devaice_vad-min_segment_length-0.76-max_segment_length-6.0-segment_start_delay-0.15-segment_end_delay-0.25/wav2vec2-variant-wav2vec2-large-robust-ft-libri-960h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-noisy</text:p>
          </table:table-cell>
          <table:table-cell office:value-type="string" calcext:value-type="string">
            <text:p>phq_8_total_score</text:p>
          </table:table-cell>
          <table:table-cell office:value-type="float" office:value="0.212766800057572" calcext:value-type="float">
            <text:p>0.212766800057572</text:p>
          </table:table-cell>
          <table:table-cell office:value-type="float" office:value="-0.00267436470047915" calcext:value-type="float">
            <text:p>-0.002674364700479</text:p>
          </table:table-cell>
          <table:table-cell office:value-type="float" office:value="0.377122074183481" calcext:value-type="float">
            <text:p>0.3771220741834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wav2vec2-variant-wav2vec2-large-robust-ft-libri-960h-num_hidden_layers-0</text:p>
          </table:table-cell>
          <table:table-cell table:number-columns-repeated="2"/>
          <table:table-cell office:value-type="float" office:value="0.030300914534712" calcext:value-type="float">
            <text:p>0.030300914534712</text:p>
          </table:table-cell>
          <table:table-cell office:value-type="float" office:value="0.13721119792658" calcext:value-type="float">
            <text:p>0.13721119792658</text:p>
          </table:table-cell>
          <table:table-cell office:value-type="float" office:value="0.999999999954652" calcext:value-type="float">
            <text:p>0.999999999954652</text:p>
          </table:table-cell>
          <table:table-cell office:value-type="float" office:value="0.999999999954452" calcext:value-type="float">
            <text:p>0.999999999954452</text:p>
          </table:table-cell>
          <table:table-cell office:value-type="float" office:value="0.00000000000185946180562722" calcext:value-type="float">
            <text:p>1.85946180562722E-12</text:p>
          </table:table-cell>
          <table:table-cell office:value-type="float" office:value="0.00000101843553142093" calcext:value-type="float">
            <text:p>1.01843553142093E-06</text:p>
          </table:table-cell>
          <table:table-cell office:value-type="float" office:value="0.223242077523152" calcext:value-type="float">
            <text:p>0.223242077523152</text:p>
          </table:table-cell>
          <table:table-cell office:value-type="float" office:value="0.212839327827126" calcext:value-type="float">
            <text:p>0.212839327827126</text:p>
          </table:table-cell>
          <table:table-cell office:value-type="float" office:value="0.0259152774910921" calcext:value-type="float">
            <text:p>0.025915277491092</text:p>
          </table:table-cell>
          <table:table-cell office:value-type="float" office:value="0.127511516380991" calcext:value-type="float">
            <text:p>0.127511516380991</text:p>
          </table:table-cell>
          <table:table-cell office:value-type="float" office:value="0.220396760465288" calcext:value-type="float">
            <text:p>0.220396760465288</text:p>
          </table:table-cell>
          <table:table-cell office:value-type="float" office:value="0.207539786835858" calcext:value-type="float">
            <text:p>0.207539786835858</text:p>
          </table:table-cell>
          <table:table-cell office:value-type="float" office:value="0.0250189496950998" calcext:value-type="float">
            <text:p>0.0250189496951</text:p>
          </table:table-cell>
          <table:table-cell office:value-type="float" office:value="0.125843925062124" calcext:value-type="float">
            <text:p>0.125843925062124</text:p>
          </table:table-cell>
          <table:table-cell office:value-type="float" office:value="0.223289595816852" calcext:value-type="float">
            <text:p>0.223289595816852</text:p>
          </table:table-cell>
          <table:table-cell office:value-type="float" office:value="0.21026987610707" calcext:value-type="float">
            <text:p>0.21026987610707</text:p>
          </table:table-cell>
          <table:table-cell office:value-type="float" office:value="0.0249424635113189" calcext:value-type="float">
            <text:p>0.024942463511319</text:p>
          </table:table-cell>
          <table:table-cell office:value-type="float" office:value="0.12553183904139" calcext:value-type="float">
            <text:p>0.12553183904139</text:p>
          </table:table-cell>
          <table:table-cell office:value-type="float" office:value="0.999999999998418" calcext:value-type="float">
            <text:p>0.999999999998418</text:p>
          </table:table-cell>
          <table:table-cell office:value-type="float" office:value="0.999999999998415" calcext:value-type="float">
            <text:p>0.999999999998415</text:p>
          </table:table-cell>
          <table:table-cell office:value-type="float" office:value="0.000000000000066882688616624" calcext:value-type="float">
            <text:p>6.6882688616624E-14</text:p>
          </table:table-cell>
          <table:table-cell office:value-type="float" office:value="0.000000204853012020708" calcext:value-type="float">
            <text:p>2.04853012020708E-07</text:p>
          </table:table-cell>
          <table:table-cell office:value-type="float" office:value="0.999999999998426" calcext:value-type="float">
            <text:p>0.999999999998426</text:p>
          </table:table-cell>
          <table:table-cell office:value-type="float" office:value="0.999999999998419" calcext:value-type="float">
            <text:p>0.999999999998419</text:p>
          </table:table-cell>
          <table:table-cell office:value-type="float" office:value="0.0000000000000667225416702753" calcext:value-type="float">
            <text:p>6.67225416702753E-14</text:p>
          </table:table-cell>
          <table:table-cell office:value-type="float" office:value="0.000000204822218267684" calcext:value-type="float">
            <text:p>2.04822218267684E-07</text:p>
          </table:table-cell>
          <table:table-cell office:value-type="string" calcext:value-type="string">
            <text:p>/phq_8_total_score/raw_0_24-normalized_0_1/speechtasks-nilago-happy/cohort-all/filter-no_audio_quality_blacklist/denoising-no_denoising-loudness_normalization-no_loudness_normalization/devaice_vad-min_segment_length-0.76-max_segment_length-6.0-segment_start_delay-0.15-segment_end_delay-0.25/wav2vec2-variant-wav2vec2-large-robust-ft-libri-960h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</text:p>
          </table:table-cell>
          <table:table-cell office:value-type="string" calcext:value-type="string">
            <text:p>stress_current</text:p>
          </table:table-cell>
          <table:table-cell office:value-type="float" office:value="0.178202270113861" calcext:value-type="float">
            <text:p>0.178202270113861</text:p>
          </table:table-cell>
          <table:table-cell office:value-type="float" office:value="0.0334157773603178" calcext:value-type="float">
            <text:p>0.033415777360318</text:p>
          </table:table-cell>
          <table:table-cell office:value-type="float" office:value="0.313353930607848" calcext:value-type="float">
            <text:p>0.313353930607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wav2vec2-variant-wav2vec2-large-robust-12-ft-emotion-msp-dim-num_hidden_layers-0</text:p>
          </table:table-cell>
          <table:table-cell table:number-columns-repeated="2"/>
          <table:table-cell office:value-type="float" office:value="0.0698570978204389" calcext:value-type="float">
            <text:p>0.069857097820439</text:p>
          </table:table-cell>
          <table:table-cell office:value-type="float" office:value="0.203120355904803" calcext:value-type="float">
            <text:p>0.203120355904803</text:p>
          </table:table-cell>
          <table:table-cell office:value-type="float" office:value="0.999999999988225" calcext:value-type="float">
            <text:p>0.999999999988225</text:p>
          </table:table-cell>
          <table:table-cell office:value-type="float" office:value="0.999999999988178" calcext:value-type="float">
            <text:p>0.999999999988178</text:p>
          </table:table-cell>
          <table:table-cell office:value-type="float" office:value="0.000000000000747810174174748" calcext:value-type="float">
            <text:p>7.47810174174748E-13</text:p>
          </table:table-cell>
          <table:table-cell office:value-type="float" office:value="0.000000630893310169048" calcext:value-type="float">
            <text:p>6.30893310169048E-07</text:p>
          </table:table-cell>
          <table:table-cell office:value-type="float" office:value="0.166801145472827" calcext:value-type="float">
            <text:p>0.166801145472827</text:p>
          </table:table-cell>
          <table:table-cell office:value-type="float" office:value="0.162413197211578" calcext:value-type="float">
            <text:p>0.162413197211578</text:p>
          </table:table-cell>
          <table:table-cell office:value-type="float" office:value="0.0706965589311025" calcext:value-type="float">
            <text:p>0.070696558931103</text:p>
          </table:table-cell>
          <table:table-cell office:value-type="float" office:value="0.205724062892092" calcext:value-type="float">
            <text:p>0.205724062892092</text:p>
          </table:table-cell>
          <table:table-cell office:value-type="float" office:value="0.176428777093387" calcext:value-type="float">
            <text:p>0.176428777093387</text:p>
          </table:table-cell>
          <table:table-cell office:value-type="float" office:value="0.17595266893631" calcext:value-type="float">
            <text:p>0.17595266893631</text:p>
          </table:table-cell>
          <table:table-cell office:value-type="float" office:value="0.0582156786187678" calcext:value-type="float">
            <text:p>0.058215678618768</text:p>
          </table:table-cell>
          <table:table-cell office:value-type="float" office:value="0.186319181690331" calcext:value-type="float">
            <text:p>0.186319181690331</text:p>
          </table:table-cell>
          <table:table-cell office:value-type="float" office:value="0.177905706196814" calcext:value-type="float">
            <text:p>0.177905706196814</text:p>
          </table:table-cell>
          <table:table-cell office:value-type="float" office:value="0.177321422377334" calcext:value-type="float">
            <text:p>0.177321422377334</text:p>
          </table:table-cell>
          <table:table-cell office:value-type="float" office:value="0.0585187248043849" calcext:value-type="float">
            <text:p>0.058518724804385</text:p>
          </table:table-cell>
          <table:table-cell office:value-type="float" office:value="0.187072695619931" calcext:value-type="float">
            <text:p>0.187072695619931</text:p>
          </table:table-cell>
          <table:table-cell office:value-type="float" office:value="0.999999999999518" calcext:value-type="float">
            <text:p>0.999999999999518</text:p>
          </table:table-cell>
          <table:table-cell office:value-type="float" office:value="0.999999999999517" calcext:value-type="float">
            <text:p>0.999999999999517</text:p>
          </table:table-cell>
          <table:table-cell office:value-type="float" office:value="0.0000000000000320320219793492" calcext:value-type="float">
            <text:p>3.20320219793492E-14</text:p>
          </table:table-cell>
          <table:table-cell office:value-type="float" office:value="0.000000142132499587281" calcext:value-type="float">
            <text:p>1.42132499587281E-07</text:p>
          </table:table-cell>
          <table:table-cell office:value-type="float" office:value="0.999999999999631" calcext:value-type="float">
            <text:p>0.999999999999631</text:p>
          </table:table-cell>
          <table:table-cell office:value-type="float" office:value="0.999999999999627" calcext:value-type="float">
            <text:p>0.999999999999627</text:p>
          </table:table-cell>
          <table:table-cell office:value-type="float" office:value="0.0000000000000246885973802708" calcext:value-type="float">
            <text:p>2.46885973802708E-14</text:p>
          </table:table-cell>
          <table:table-cell office:value-type="float" office:value="0.000000125300732388609" calcext:value-type="float">
            <text:p>1.25300732388609E-07</text:p>
          </table:table-cell>
          <table:table-cell office:value-type="string" calcext:value-type="string">
            <text:p>/stress_current/raw_0_100-normalized_0_1/speechtasks-nilago-happy/cohort-all/filter-snr_tuckey_cutoff_7-clipped_default/denoising-facebook_denoiser-master64-converted_int16_dithering-loudness_normalization-no_loudness_normalization/devaice_vad-min_segment_length-0.76-max_segment_length-6.0-segment_start_delay-0.15-segment_end_delay-0.25/wav2vec2-variant-wav2vec2-large-robust-12-ft-emotion-msp-dim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-noisy</text:p>
          </table:table-cell>
          <table:table-cell office:value-type="string" calcext:value-type="string">
            <text:p>stress_current</text:p>
          </table:table-cell>
          <table:table-cell office:value-type="float" office:value="0.193888697247298" calcext:value-type="float">
            <text:p>0.193888697247298</text:p>
          </table:table-cell>
          <table:table-cell office:value-type="float" office:value="0.0420056956205153" calcext:value-type="float">
            <text:p>0.042005695620515</text:p>
          </table:table-cell>
          <table:table-cell office:value-type="float" office:value="0.320430495217557" calcext:value-type="float">
            <text:p>0.3204304952175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nilago-happy</text:p>
          </table:table-cell>
          <table:table-cell office:value-type="string" calcext:value-type="string">
            <text:p>wav2vec2-variant-wav2vec2-large-robust-12-ft-emotion-msp-dim-num_hidden_layers-0</text:p>
          </table:table-cell>
          <table:table-cell office:value-type="float" office:value="0.125210986520304" calcext:value-type="float">
            <text:p>0.125210986520304</text:p>
          </table:table-cell>
          <table:table-cell office:value-type="float" office:value="0.062867933605498" calcext:value-type="float">
            <text:p>0.062867933605498</text:p>
          </table:table-cell>
          <table:table-cell office:value-type="float" office:value="0.0680443440580833" calcext:value-type="float">
            <text:p>0.068044344058083</text:p>
          </table:table-cell>
          <table:table-cell office:value-type="float" office:value="0.20353621263854" calcext:value-type="float">
            <text:p>0.20353621263854</text:p>
          </table:table-cell>
          <table:table-cell office:value-type="float" office:value="0.999999999985182" calcext:value-type="float">
            <text:p>0.999999999985182</text:p>
          </table:table-cell>
          <table:table-cell office:value-type="float" office:value="0.999999999985168" calcext:value-type="float">
            <text:p>0.999999999985168</text:p>
          </table:table-cell>
          <table:table-cell office:value-type="float" office:value="0.000000000000893910340862959" calcext:value-type="float">
            <text:p>8.93910340862959E-13</text:p>
          </table:table-cell>
          <table:table-cell office:value-type="float" office:value="0.000000644088475528314" calcext:value-type="float">
            <text:p>6.44088475528314E-07</text:p>
          </table:table-cell>
          <table:table-cell office:value-type="float" office:value="0.189559623453266" calcext:value-type="float">
            <text:p>0.189559623453266</text:p>
          </table:table-cell>
          <table:table-cell office:value-type="float" office:value="0.183921750756781" calcext:value-type="float">
            <text:p>0.183921750756781</text:p>
          </table:table-cell>
          <table:table-cell office:value-type="float" office:value="0.0675974875114037" calcext:value-type="float">
            <text:p>0.067597487511404</text:p>
          </table:table-cell>
          <table:table-cell office:value-type="float" office:value="0.202953976915173" calcext:value-type="float">
            <text:p>0.202953976915173</text:p>
          </table:table-cell>
          <table:table-cell office:value-type="float" office:value="0.199470113686656" calcext:value-type="float">
            <text:p>0.199470113686656</text:p>
          </table:table-cell>
          <table:table-cell office:value-type="float" office:value="0.198550662092628" calcext:value-type="float">
            <text:p>0.198550662092628</text:p>
          </table:table-cell>
          <table:table-cell office:value-type="float" office:value="0.055952432306297" calcext:value-type="float">
            <text:p>0.055952432306297</text:p>
          </table:table-cell>
          <table:table-cell office:value-type="float" office:value="0.184214270494967" calcext:value-type="float">
            <text:p>0.184214270494967</text:p>
          </table:table-cell>
          <table:table-cell office:value-type="float" office:value="0.200110030763835" calcext:value-type="float">
            <text:p>0.200110030763835</text:p>
          </table:table-cell>
          <table:table-cell office:value-type="float" office:value="0.199013671778146" calcext:value-type="float">
            <text:p>0.199013671778146</text:p>
          </table:table-cell>
          <table:table-cell office:value-type="float" office:value="0.0564353267772855" calcext:value-type="float">
            <text:p>0.056435326777286</text:p>
          </table:table-cell>
          <table:table-cell office:value-type="float" office:value="0.185098963178517" calcext:value-type="float">
            <text:p>0.185098963178517</text:p>
          </table:table-cell>
          <table:table-cell office:value-type="float" office:value="0.999999999999485" calcext:value-type="float">
            <text:p>0.999999999999485</text:p>
          </table:table-cell>
          <table:table-cell office:value-type="float" office:value="0.999999999999486" calcext:value-type="float">
            <text:p>0.999999999999486</text:p>
          </table:table-cell>
          <table:table-cell office:value-type="float" office:value="0.0000000000000325720296471034" calcext:value-type="float">
            <text:p>3.25720296471034E-14</text:p>
          </table:table-cell>
          <table:table-cell office:value-type="float" office:value="0.000000141597249566948" calcext:value-type="float">
            <text:p>1.41597249566948E-07</text:p>
          </table:table-cell>
          <table:table-cell table:number-columns-repeated="2" office:value-type="float" office:value="0.999999999999654" calcext:value-type="float">
            <text:p>0.999999999999654</text:p>
          </table:table-cell>
          <table:table-cell office:value-type="float" office:value="0.0000000000000219532283884999" calcext:value-type="float">
            <text:p>2.19532283884999E-14</text:p>
          </table:table-cell>
          <table:table-cell office:value-type="float" office:value="0.000000115302169606485" calcext:value-type="float">
            <text:p>1.15302169606485E-07</text:p>
          </table:table-cell>
          <table:table-cell office:value-type="string" calcext:value-type="string">
            <text:p>/stress_current/raw_0_100-normalized_0_1/speechtasks-nilago-happy/cohort-all/filter-no_audio_quality_blacklist/denoising-no_denoising-loudness_normalization-no_loudness_normalization/devaice_vad-min_segment_length-0.76-max_segment_length-6.0-segment_start_delay-0.15-segment_end_delay-0.25/wav2vec2-variant-wav2vec2-large-robust-12-ft-emotion-msp-dim-num_hidden_layers-0/fixed_test_speakers/type-no_feature_selection/sklearn_standard_scaler/personalisation-none/loso/no_inner_cv/no_inner_cv/LinearRegression-fit_intercept_true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</text:p>
          </table:table-cell>
          <table:table-cell office:value-type="string" calcext:value-type="string">
            <text:p>stress_work_tasks</text:p>
          </table:table-cell>
          <table:table-cell office:value-type="float" office:value="0.237527930184231" calcext:value-type="float">
            <text:p>0.237527930184231</text:p>
          </table:table-cell>
          <table:table-cell office:value-type="float" office:value="0.0399626283034279" calcext:value-type="float">
            <text:p>0.039962628303428</text:p>
          </table:table-cell>
          <table:table-cell office:value-type="float" office:value="0.37281793496103" calcext:value-type="float">
            <text:p>0.37281793496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sustained_utterance-a</text:p>
          </table:table-cell>
          <table:table-cell office:value-type="string" calcext:value-type="string">
            <text:p>eGeMAPSv02</text:p>
          </table:table-cell>
          <table:table-cell table:number-columns-repeated="2"/>
          <table:table-cell office:value-type="float" office:value="0.11652570491984" calcext:value-type="float">
            <text:p>0.11652570491984</text:p>
          </table:table-cell>
          <table:table-cell office:value-type="float" office:value="0.231740863055527" calcext:value-type="float">
            <text:p>0.231740863055527</text:p>
          </table:table-cell>
          <table:table-cell office:value-type="float" office:value="0.770407626835775" calcext:value-type="float">
            <text:p>0.770407626835775</text:p>
          </table:table-cell>
          <table:table-cell office:value-type="float" office:value="0.747677754899658" calcext:value-type="float">
            <text:p>0.747677754899658</text:p>
          </table:table-cell>
          <table:table-cell office:value-type="float" office:value="0.013408716575738" calcext:value-type="float">
            <text:p>0.013408716575738</text:p>
          </table:table-cell>
          <table:table-cell office:value-type="float" office:value="0.0860316921918285" calcext:value-type="float">
            <text:p>0.086031692191829</text:p>
          </table:table-cell>
          <table:table-cell office:value-type="float" office:value="0.268789551515616" calcext:value-type="float">
            <text:p>0.268789551515616</text:p>
          </table:table-cell>
          <table:table-cell office:value-type="float" office:value="0.237585544377784" calcext:value-type="float">
            <text:p>0.237585544377784</text:p>
          </table:table-cell>
          <table:table-cell office:value-type="float" office:value="0.0901616154399714" calcext:value-type="float">
            <text:p>0.090161615439971</text:p>
          </table:table-cell>
          <table:table-cell office:value-type="float" office:value="0.204737030782794" calcext:value-type="float">
            <text:p>0.204737030782794</text:p>
          </table:table-cell>
          <table:table-cell office:value-type="float" office:value="0.282055471315203" calcext:value-type="float">
            <text:p>0.282055471315203</text:p>
          </table:table-cell>
          <table:table-cell office:value-type="float" office:value="0.262170744718683" calcext:value-type="float">
            <text:p>0.262170744718683</text:p>
          </table:table-cell>
          <table:table-cell office:value-type="float" office:value="0.0701763396715692" calcext:value-type="float">
            <text:p>0.070176339671569</text:p>
          </table:table-cell>
          <table:table-cell office:value-type="float" office:value="0.189525450875924" calcext:value-type="float">
            <text:p>0.189525450875924</text:p>
          </table:table-cell>
          <table:table-cell office:value-type="float" office:value="0.28004687583802" calcext:value-type="float">
            <text:p>0.28004687583802</text:p>
          </table:table-cell>
          <table:table-cell office:value-type="float" office:value="0.262418533306428" calcext:value-type="float">
            <text:p>0.262418533306428</text:p>
          </table:table-cell>
          <table:table-cell office:value-type="float" office:value="0.0680667784911435" calcext:value-type="float">
            <text:p>0.068066778491144</text:p>
          </table:table-cell>
          <table:table-cell office:value-type="float" office:value="0.186152428998696" calcext:value-type="float">
            <text:p>0.186152428998696</text:p>
          </table:table-cell>
          <table:table-cell office:value-type="float" office:value="0.828742573947693" calcext:value-type="float">
            <text:p>0.828742573947693</text:p>
          </table:table-cell>
          <table:table-cell office:value-type="float" office:value="0.802165673434188" calcext:value-type="float">
            <text:p>0.802165673434188</text:p>
          </table:table-cell>
          <table:table-cell office:value-type="float" office:value="0.0112514540576275" calcext:value-type="float">
            <text:p>0.011251454057628</text:p>
          </table:table-cell>
          <table:table-cell office:value-type="float" office:value="0.0762774879921795" calcext:value-type="float">
            <text:p>0.07627748799218</text:p>
          </table:table-cell>
          <table:table-cell office:value-type="float" office:value="0.810730020514005" calcext:value-type="float">
            <text:p>0.810730020514005</text:p>
          </table:table-cell>
          <table:table-cell office:value-type="float" office:value="0.787398137250148" calcext:value-type="float">
            <text:p>0.787398137250148</text:p>
          </table:table-cell>
          <table:table-cell office:value-type="float" office:value="0.0121909997896402" calcext:value-type="float">
            <text:p>0.01219099978964</text:p>
          </table:table-cell>
          <table:table-cell office:value-type="float" office:value="0.0830008339683203" calcext:value-type="float">
            <text:p>0.08300083396832</text:p>
          </table:table-cell>
          <table:table-cell office:value-type="string" calcext:value-type="string">
            <text:p>/stress_work_tasks/raw_0_100-normalized_0_1/speechtasks-sustained_utterance-a/cohort-all/filter-snr_tuckey_cutoff_7-clipped_default/denoising-facebook_denoiser-master64-converted_int16_dithering-loudness_normalization-no_loudness_normalization/devaice_vad-min_segment_length-0.76-max_segment_length-6.0-segment_start_delay-0.15-segment_end_delay-0.25/eGeMAPSv02/fixed_test_speakers/type-no_feature_selection/sklearn_standard_scaler/personalisation-none/loso/no_inner_cv/no_inner_cv/SVR-default-linear-c_0.1/models/results-compiled.yaml</text:p>
          </table:table-cell>
        </table:table-row>
        <table:table-row table:style-name="ro1">
          <table:table-cell office:value-type="string" calcext:value-type="string">
            <text:p>outer_cv_loso_fixed-continuous-surveys_all-noisy</text:p>
          </table:table-cell>
          <table:table-cell office:value-type="string" calcext:value-type="string">
            <text:p>stress_work_tasks</text:p>
          </table:table-cell>
          <table:table-cell office:value-type="float" office:value="0.22715872563575" calcext:value-type="float">
            <text:p>0.22715872563575</text:p>
          </table:table-cell>
          <table:table-cell office:value-type="float" office:value="0.00520876610252314" calcext:value-type="float">
            <text:p>0.005208766102523</text:p>
          </table:table-cell>
          <table:table-cell office:value-type="float" office:value="0.373448945306649" calcext:value-type="float">
            <text:p>0.3734489453066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echtasks-sustained_utterance-a</text:p>
          </table:table-cell>
          <table:table-cell office:value-type="string" calcext:value-type="string">
            <text:p>eGeMAPSv02</text:p>
          </table:table-cell>
          <table:table-cell table:number-columns-repeated="2"/>
          <table:table-cell office:value-type="float" office:value="0.0864876025616391" calcext:value-type="float">
            <text:p>0.086487602561639</text:p>
          </table:table-cell>
          <table:table-cell office:value-type="float" office:value="0.209440894139613" calcext:value-type="float">
            <text:p>0.209440894139613</text:p>
          </table:table-cell>
          <table:table-cell office:value-type="float" office:value="0.715613306391908" calcext:value-type="float">
            <text:p>0.715613306391908</text:p>
          </table:table-cell>
          <table:table-cell office:value-type="float" office:value="0.687622378295326" calcext:value-type="float">
            <text:p>0.687622378295326</text:p>
          </table:table-cell>
          <table:table-cell office:value-type="float" office:value="0.0158366341629208" calcext:value-type="float">
            <text:p>0.015836634162921</text:p>
          </table:table-cell>
          <table:table-cell office:value-type="float" office:value="0.090858913225652" calcext:value-type="float">
            <text:p>0.090858913225652</text:p>
          </table:table-cell>
          <table:table-cell office:value-type="float" office:value="0.221850687732079" calcext:value-type="float">
            <text:p>0.221850687732079</text:p>
          </table:table-cell>
          <table:table-cell office:value-type="float" office:value="0.195451366327196" calcext:value-type="float">
            <text:p>0.195451366327196</text:p>
          </table:table-cell>
          <table:table-cell office:value-type="float" office:value="0.100370148729799" calcext:value-type="float">
            <text:p>0.100370148729799</text:p>
          </table:table-cell>
          <table:table-cell office:value-type="float" office:value="0.198464551799907" calcext:value-type="float">
            <text:p>0.198464551799907</text:p>
          </table:table-cell>
          <table:table-cell office:value-type="float" office:value="0.254834775444297" calcext:value-type="float">
            <text:p>0.254834775444297</text:p>
          </table:table-cell>
          <table:table-cell office:value-type="float" office:value="0.243161340995641" calcext:value-type="float">
            <text:p>0.243161340995641</text:p>
          </table:table-cell>
          <table:table-cell office:value-type="float" office:value="0.0672305639760729" calcext:value-type="float">
            <text:p>0.067230563976073</text:p>
          </table:table-cell>
          <table:table-cell office:value-type="float" office:value="0.183473884894719" calcext:value-type="float">
            <text:p>0.183473884894719</text:p>
          </table:table-cell>
          <table:table-cell office:value-type="float" office:value="0.259089904116756" calcext:value-type="float">
            <text:p>0.259089904116756</text:p>
          </table:table-cell>
          <table:table-cell office:value-type="float" office:value="0.251064977572689" calcext:value-type="float">
            <text:p>0.251064977572689</text:p>
          </table:table-cell>
          <table:table-cell office:value-type="float" office:value="0.0610464892477253" calcext:value-type="float">
            <text:p>0.061046489247725</text:p>
          </table:table-cell>
          <table:table-cell office:value-type="float" office:value="0.180110179047415" calcext:value-type="float">
            <text:p>0.180110179047415</text:p>
          </table:table-cell>
          <table:table-cell office:value-type="float" office:value="0.753065018151" calcext:value-type="float">
            <text:p>0.753065018151</text:p>
          </table:table-cell>
          <table:table-cell office:value-type="float" office:value="0.714283003973521" calcext:value-type="float">
            <text:p>0.714283003973521</text:p>
          </table:table-cell>
          <table:table-cell office:value-type="float" office:value="0.0150042395842773" calcext:value-type="float">
            <text:p>0.015004239584277</text:p>
          </table:table-cell>
          <table:table-cell office:value-type="float" office:value="0.0862251629041279" calcext:value-type="float">
            <text:p>0.086225162904128</text:p>
          </table:table-cell>
          <table:table-cell office:value-type="float" office:value="0.732933418502446" calcext:value-type="float">
            <text:p>0.732933418502446</text:p>
          </table:table-cell>
          <table:table-cell office:value-type="float" office:value="0.699353565240478" calcext:value-type="float">
            <text:p>0.699353565240478</text:p>
          </table:table-cell>
          <table:table-cell office:value-type="float" office:value="0.0159892719230456" calcext:value-type="float">
            <text:p>0.015989271923046</text:p>
          </table:table-cell>
          <table:table-cell office:value-type="float" office:value="0.093264724406945" calcext:value-type="float">
            <text:p>0.093264724406945</text:p>
          </table:table-cell>
          <table:table-cell office:value-type="string" calcext:value-type="string">
            <text:p>/stress_work_tasks/raw_0_100-normalized_0_1/speechtasks-sustained_utterance-a/cohort-all/filter-no_audio_quality_blacklist/denoising-no_denoising-loudness_normalization-no_loudness_normalization/devaice_vad-min_segment_length-0.76-max_segment_length-6.0-segment_start_delay-0.15-segment_end_delay-0.25/eGeMAPSv02/fixed_test_speakers/type-no_feature_selection/sklearn_standard_scaler/personalisation-none/loso/no_inner_cv/no_inner_cv/SVR-default-linear-c_0.1/models/results-compiled.ya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6:19:15.740774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6:05:10.865221878</meta:creation-date>
    <meta:generator>LibreOffice/6.4.7.2$Linux_X86_64 LibreOffice_project/40$Build-2</meta:generator>
    <dc:date>2024-10-16T16:19:30.737941999</dc:date>
    <meta:editing-duration>PT11M46S</meta:editing-duration>
    <meta:editing-cycles>2</meta:editing-cycles>
    <meta:document-statistic meta:table-count="1" meta:cell-count="389" meta:object-count="0"/>
  </office:meta>
</office:document-meta>
</file>